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2.286cm"/>
    </style:style>
    <style:style style:name="co7" style:family="table-column">
      <style:table-column-properties fo:break-before="auto" style:column-width="4.0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4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number-columns-repeated="57" table:default-cell-style-name="Default"/>
        <table:table-row table:style-name="ro1"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 table:style-name="ce11" office:value-type="string" calcext:value-type="string">
            <text:p>Continent</text:p>
          </table:table-cell>
          <table:table-cell table:style-name="ce1" table:number-columns-repeated="57"/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]-[.D2]-[.E2]" office:value-type="float" office:value="23" calcext:value-type="float">
            <text:p>2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3]-[.D3]-[.E3]" office:value-type="float" office:value="72" calcext:value-type="float">
            <text:p>7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[.C4]-[.D4]-[.E4]" office:value-type="float" office:value="92" calcext:value-type="float">
            <text:p>9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]-[.D5]-[.E5]" office:value-type="float" office:value="87" calcext:value-type="float">
            <text:p>8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]-[.D6]-[.E6]"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]-[.D7]-[.E7]"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office:value-type="float" office:value="294" calcext:value-type="float">
            <text:p>294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formula="of:=[.C8]-[.D8]-[.E8]" office:value-type="float" office:value="243" calcext:value-type="float">
            <text:p>24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9]-[.D9]-[.E9]" office:value-type="float" office:value="151" calcext:value-type="float">
            <text:p>151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]-[.D10]-[.E10]" office:value-type="float" office:value="159" calcext:value-type="float">
            <text:p>159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office:value-type="float" office:value="2814" calcext:value-type="float">
            <text:p>28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C11]-[.D11]-[.E11]" office:value-type="float" office:value="2797" calcext:value-type="float">
            <text:p>279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12]-[.D12]-[.E12]" office:value-type="float" office:value="41" calcext:value-type="float">
            <text:p>4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formula="of:=[.C13]-[.D13]-[.E13]" office:value-type="float" office:value="179" calcext:value-type="float">
            <text:p>179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4]-[.D14]-[.E14]" office:value-type="float" office:value="20" calcext:value-type="float">
            <text:p>2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]-[.D15]-[.E15]" office:value-type="float" office:value="6" calcext:value-type="float">
            <text:p>6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C16]-[.D16]-[.E16]" office:value-type="float" office:value="61" calcext:value-type="float">
            <text:p>6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office:value-type="float" office:value="3401" calcext:value-type="float">
            <text:p>3401</text:p>
          </table:table-cell>
          <table:table-cell office:value-type="float" office:value="67" calcext:value-type="float">
            <text:p>67</text:p>
          </table:table-cell>
          <table:table-cell office:value-type="float" office:value="263" calcext:value-type="float">
            <text:p>263</text:p>
          </table:table-cell>
          <table:table-cell table:formula="of:=[.C17]-[.D17]-[.E17]" office:value-type="float" office:value="3071" calcext:value-type="float">
            <text:p>307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]-[.D18]-[.E18]"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9]-[.D19]-[.E19]" office:value-type="float" office:value="2" calcext:value-type="float">
            <text:p>2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]-[.D20]-[.E20]" office:value-type="float" office:value="19" calcext:value-type="float">
            <text:p>19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1]-[.D21]-[.E21]" office:value-type="float" office:value="90" calcext:value-type="float">
            <text:p>9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office:value-type="float" office:value="1021" calcext:value-type="float">
            <text:p>102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22]-[.D22]-[.E22]" office:value-type="float" office:value="1004" calcext:value-type="float">
            <text:p>1004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3]-[.D23]-[.E23]" office:value-type="float" office:value="81" calcext:value-type="float">
            <text:p>8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24]-[.D24]-[.E24]" office:value-type="float" office:value="157" calcext:value-type="float">
            <text:p>15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C25]-[.D25]-[.E25]" office:value-type="float" office:value="57" calcext:value-type="float">
            <text:p>57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26]-[.D26]-[.E26]" office:value-type="float" office:value="426" calcext:value-type="float">
            <text:p>426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C27]-[.D27]-[.E27]" office:value-type="float" office:value="221" calcext:value-type="float">
            <text:p>221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C28]-[.D28]-[.E28]" office:value-type="float" office:value="213" calcext:value-type="float">
            <text:p>213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9]-[.D29]-[.E29]" office:value-type="float" office:value="89" calcext:value-type="float">
            <text:p>89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30]-[.D30]-[.E30]" office:value-type="float" office:value="64" calcext:value-type="float">
            <text:p>64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31]-[.D31]-[.E31]" office:value-type="float" office:value="13" calcext:value-type="float">
            <text:p>13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2]-[.D32]-[.E32]" office:value-type="float" office:value="9" calcext:value-type="float">
            <text:p>9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3]-[.D33]-[.E33]" office:value-type="float" office:value="3" calcext:value-type="float">
            <text:p>3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[.C34]-[.D34]-[.E34]" office:value-type="float" office:value="0" calcext:value-type="float">
            <text:p>0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35]-[.D35]-[.E35]" office:value-type="float" office:value="410" calcext:value-type="float">
            <text:p>41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C36]-[.D36]-[.E36]" office:value-type="float" office:value="368" calcext:value-type="float">
            <text:p>36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7]-[.D37]-[.E37]" office:value-type="float" office:value="194" calcext:value-type="float">
            <text:p>19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38]-[.D38]-[.E38]" office:value-type="float" office:value="176" calcext:value-type="float">
            <text:p>17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9]-[.D39]-[.E39]" office:value-type="float" office:value="26" calcext:value-type="float">
            <text:p>2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0]-[.D40]-[.E40]" office:value-type="float" office:value="21" calcext:value-type="float">
            <text:p>2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1]-[.D41]-[.E41]" office:value-type="float" office:value="18" calcext:value-type="float">
            <text:p>1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2]-[.D42]-[.E42]" office:value-type="float" office:value="17" calcext:value-type="float">
            <text:p>1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3]-[.D43]-[.E43]" office:value-type="float" office:value="10" calcext:value-type="float">
            <text:p>1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4]-[.D44]-[.E44]" office:value-type="float" office:value="6" calcext:value-type="float">
            <text:p>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5]-[.D45]-[.E45]" office:value-type="float" office:value="2" calcext:value-type="float">
            <text:p>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6]-[.D46]-[.E46]" office:value-type="float" office:value="1" calcext:value-type="float">
            <text:p>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67800" calcext:value-type="float">
            <text:p>67800</text:p>
          </table:table-cell>
          <table:table-cell office:value-type="float" office:value="3139" calcext:value-type="float">
            <text:p>3139</text:p>
          </table:table-cell>
          <table:table-cell office:value-type="float" office:value="58946" calcext:value-type="float">
            <text:p>58946</text:p>
          </table:table-cell>
          <table:table-cell table:formula="of:=[.C47]-[.D47]-[.E47]" office:value-type="float" office:value="5715" calcext:value-type="float">
            <text:p>5715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8" calcext:value-type="float">
            <text:p>8</text:p>
          </table:table-cell>
          <table:table-cell office:value-type="float" office:value="1325" calcext:value-type="float">
            <text:p>1325</text:p>
          </table:table-cell>
          <table:table-cell table:formula="of:=[.C48]-[.D48]-[.E48]" office:value-type="float" office:value="67" calcext:value-type="float">
            <text:p>67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22" calcext:value-type="float">
            <text:p>22</text:p>
          </table:table-cell>
          <table:table-cell office:value-type="float" office:value="1250" calcext:value-type="float">
            <text:p>1250</text:p>
          </table:table-cell>
          <table:table-cell table:formula="of:=[.C49]-[.D49]-[.E49]" office:value-type="float" office:value="1" calcext:value-type="float">
            <text:p>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office:value-type="float" office:value="1219" calcext:value-type="float">
            <text:p>1219</text:p>
          </table:table-cell>
          <table:table-cell table:formula="of:=[.C50]-[.D50]-[.E50]" office:value-type="float" office:value="16" calcext:value-type="float">
            <text:p>16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table:formula="of:=[.C51]-[.D51]-[.E51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table:formula="of:=[.C52]-[.D52]-[.E52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table:formula="of:=[.C53]-[.D53]-[.E53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7" calcext:value-type="float">
            <text:p>7</text:p>
          </table:table-cell>
          <table:table-cell office:value-type="float" office:value="749" calcext:value-type="float">
            <text:p>749</text:p>
          </table:table-cell>
          <table:table-cell table:formula="of:=[.C54]-[.D54]-[.E54]" office:value-type="float" office:value="8" calcext:value-type="float">
            <text:p>8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table:formula="of:=[.C55]-[.D55]-[.E55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table:formula="of:=[.C56]-[.D56]-[.E56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table:formula="of:=[.C57]-[.D57]-[.E57]" office:value-type="float" office:value="3" calcext:value-type="float">
            <text:p>3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8" calcext:value-type="float">
            <text:p>8</text:p>
          </table:table-cell>
          <table:table-cell office:value-type="float" office:value="396" calcext:value-type="float">
            <text:p>396</text:p>
          </table:table-cell>
          <table:table-cell table:formula="of:=[.C58]-[.D58]-[.E58]" office:value-type="float" office:value="100" calcext:value-type="float">
            <text:p>10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13" calcext:value-type="float">
            <text:p>13</text:p>
          </table:table-cell>
          <table:table-cell office:value-type="float" office:value="463" calcext:value-type="float">
            <text:p>463</text:p>
          </table:table-cell>
          <table:table-cell table:formula="of:=[.C59]-[.D59]-[.E59]" office:value-type="float" office:value="8" calcext:value-type="float">
            <text:p>8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" calcext:value-type="float">
            <text:p>3</text:p>
          </table:table-cell>
          <table:table-cell office:value-type="float" office:value="327" calcext:value-type="float">
            <text:p>327</text:p>
          </table:table-cell>
          <table:table-cell table:formula="of:=[.C60]-[.D60]-[.E60]" office:value-type="float" office:value="50" calcext:value-type="float">
            <text:p>5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table:formula="of:=[.C61]-[.D61]-[.E61]" office:value-type="float" office:value="2" calcext:value-type="float">
            <text:p>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table:formula="of:=[.C62]-[.D62]-[.E62]" office:value-type="float" office:value="7" calcext:value-type="float">
            <text:p>7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table:formula="of:=[.C63]-[.D63]-[.E63]" office:value-type="float" office:value="171" calcext:value-type="float">
            <text:p>17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formula="of:=[.C64]-[.D64]-[.E64]" office:value-type="float" office:value="2" calcext:value-type="float">
            <text:p>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table:formula="of:=[.C65]-[.D65]-[.E65]" office:value-type="float" office:value="6" calcext:value-type="float">
            <text:p>6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table:formula="of:=[.C66]-[.D66]-[.E66]" office:value-type="float" office:value="2" calcext:value-type="float">
            <text:p>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table:formula="of:=[.C67]-[.D67]-[.E67]" office:value-type="float" office:value="1" calcext:value-type="float">
            <text:p>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table:formula="of:=[.C68]-[.D68]-[.E68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table:formula="of:=[.C69]-[.D69]-[.E69]" office:value-type="float" office:value="1" calcext:value-type="float">
            <text:p>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table:formula="of:=[.C70]-[.D70]-[.E70]" office:value-type="float" office:value="19" calcext:value-type="float">
            <text:p>19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formula="of:=[.C71]-[.D71]-[.E71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table:formula="of:=[.C72]-[.D72]-[.E72]" office:value-type="float" office:value="2" calcext:value-type="float">
            <text:p>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formula="of:=[.C73]-[.D73]-[.E73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formula="of:=[.C74]-[.D74]-[.E74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formula="of:=[.C75]-[.D75]-[.E75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[.C76]-[.D76]-[.E76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C77]-[.D77]-[.E77]" office:value-type="float" office:value="8" calcext:value-type="float">
            <text:p>8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C78]-[.D78]-[.E78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9]-[.D79]-[.E79]"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1326" calcext:value-type="float">
            <text:p>132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80]-[.D80]-[.E80]" office:value-type="float" office:value="1312" calcext:value-type="float">
            <text:p>131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1]-[.D81]-[.E81]" office:value-type="float" office:value="92" calcext:value-type="float">
            <text:p>9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2]-[.D82]-[.E82]" office:value-type="float" office:value="2" calcext:value-type="float">
            <text:p>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14282" calcext:value-type="float">
            <text:p>14282</text:p>
          </table:table-cell>
          <table:table-cell office:value-type="float" office:value="562" calcext:value-type="float">
            <text:p>562</text:p>
          </table:table-cell>
          <table:table-cell office:value-type="float" office:value="12" calcext:value-type="float">
            <text:p>12</text:p>
          </table:table-cell>
          <table:table-cell table:formula="of:=[.C83]-[.D83]-[.E83]" office:value-type="float" office:value="13708" calcext:value-type="float">
            <text:p>13708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4]-[.D84]-[.E84]" office:value-type="float" office:value="15" calcext:value-type="float">
            <text:p>15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5]-[.D85]-[.E85]" office:value-type="float" office:value="4" calcext:value-type="float">
            <text:p>4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6]-[.D86]-[.E86]" office:value-type="float" office:value="4" calcext:value-type="float">
            <text:p>4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7]-[.D87]-[.E87]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[.C88]-[.D88]-[.E88]" office:value-type="float" office:value="0" calcext:value-type="float">
            <text:p>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[.C89]-[.D89]-[.E89]" office:value-type="float" office:value="0" calcext:value-type="float">
            <text:p>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[.C90]-[.D90]-[.E90]" office:value-type="float" office:value="0" calcext:value-type="float">
            <text:p>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[.C91]-[.D91]-[.E91]" office:value-type="float" office:value="0" calcext:value-type="float">
            <text:p>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3631" calcext:value-type="float">
            <text:p>3631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table:formula="of:=[.C92]-[.D92]-[.E92]" office:value-type="float" office:value="3493" calcext:value-type="float">
            <text:p>3493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3]-[.D93]-[.E93]" office:value-type="float" office:value="5" calcext:value-type="float">
            <text:p>5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4]-[.D94]-[.E94]" office:value-type="float" office:value="2" calcext:value-type="float">
            <text:p>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5]-[.D95]-[.E95]"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5018" calcext:value-type="float">
            <text:p>5018</text:p>
          </table:table-cell>
          <table:table-cell office:value-type="float" office:value="233" calcext:value-type="float">
            <text:p>233</text:p>
          </table:table-cell>
          <table:table-cell office:value-type="float" office:value="65" calcext:value-type="float">
            <text:p>65</text:p>
          </table:table-cell>
          <table:table-cell table:formula="of:=[.C96]-[.D96]-[.E96]" office:value-type="float" office:value="4720" calcext:value-type="float">
            <text:p>472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7]-[.D97]-[.E97]" office:value-type="float" office:value="32" calcext:value-type="float">
            <text:p>3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8]-[.D98]-[.E98]" office:value-type="float" office:value="8" calcext:value-type="float">
            <text:p>8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9]-[.D99]-[.E99]" office:value-type="float" office:value="2" calcext:value-type="float">
            <text:p>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0]-[.D100]-[.E100]" office:value-type="float" office:value="2" calcext:value-type="float">
            <text:p>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1]-[.D101]-[.E101]"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2]-[.D102]-[.E102]"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1710" calcext:value-type="float">
            <text:p>117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03]-[.D103]-[.E103]" office:value-type="float" office:value="11650" calcext:value-type="float">
            <text:p>1165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793" calcext:value-type="float">
            <text:p>179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104]-[.D104]-[.E104]" office:value-type="float" office:value="1699" calcext:value-type="float">
            <text:p>169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364" calcext:value-type="float">
            <text:p>136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105]-[.D105]-[.E105]" office:value-type="float" office:value="1340" calcext:value-type="float">
            <text:p>134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327" calcext:value-type="float">
            <text:p>13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106]-[.D106]-[.E106]" office:value-type="float" office:value="1311" calcext:value-type="float">
            <text:p>131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07]-[.D107]-[.E107]" office:value-type="float" office:value="783" calcext:value-type="float">
            <text:p>78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08]-[.D108]-[.E108]" office:value-type="float" office:value="747" calcext:value-type="float">
            <text:p>74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109]-[.D109]-[.E109]" office:value-type="float" office:value="646" calcext:value-type="float">
            <text:p>64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110]-[.D110]-[.E110]" office:value-type="float" office:value="569" calcext:value-type="float">
            <text:p>56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11]-[.D111]-[.E111]" office:value-type="float" office:value="576" calcext:value-type="float">
            <text:p>57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2]-[.D112]-[.E112]" office:value-type="float" office:value="524" calcext:value-type="float">
            <text:p>52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13]-[.D113]-[.E113]" office:value-type="float" office:value="493" calcext:value-type="float">
            <text:p>49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14]-[.D114]-[.E114]" office:value-type="float" office:value="394" calcext:value-type="float">
            <text:p>39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15]-[.D115]-[.E115]" office:value-type="float" office:value="386" calcext:value-type="float">
            <text:p>38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6]-[.D116]-[.E116]" office:value-type="float" office:value="370" calcext:value-type="float">
            <text:p>37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17]-[.D117]-[.E117]" office:value-type="float" office:value="278" calcext:value-type="float">
            <text:p>27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8]-[.D118]-[.E118]" office:value-type="float" office:value="253" calcext:value-type="float">
            <text:p>25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19]-[.D119]-[.E119]" office:value-type="float" office:value="245" calcext:value-type="float">
            <text:p>24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20]-[.D120]-[.E120]" office:value-type="float" office:value="190" calcext:value-type="float">
            <text:p>19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21]-[.D121]-[.E121]" office:value-type="float" office:value="191" calcext:value-type="float">
            <text:p>19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22]-[.D122]-[.E122]" office:value-type="float" office:value="168" calcext:value-type="float">
            <text:p>16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23]-[.D123]-[.E123]" office:value-type="float" office:value="159" calcext:value-type="float">
            <text:p>15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24]-[.D124]-[.E124]" office:value-type="float" office:value="154" calcext:value-type="float">
            <text:p>15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5]-[.D125]-[.E125]" office:value-type="float" office:value="139" calcext:value-type="float">
            <text:p>13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6]-[.D126]-[.E126]" office:value-type="float" office:value="137" calcext:value-type="float">
            <text:p>13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7]-[.D127]-[.E127]" office:value-type="float" office:value="136" calcext:value-type="float">
            <text:p>13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8]-[.D128]-[.E128]" office:value-type="float" office:value="131" calcext:value-type="float">
            <text:p>13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29]-[.D129]-[.E129]" office:value-type="float" office:value="124" calcext:value-type="float">
            <text:p>12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0]-[.D130]-[.E130]" office:value-type="float" office:value="122" calcext:value-type="float">
            <text:p>12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1]-[.D131]-[.E131]" office:value-type="float" office:value="117" calcext:value-type="float">
            <text:p>11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32]-[.D132]-[.E132]" office:value-type="float" office:value="109" calcext:value-type="float">
            <text:p>10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33]-[.D133]-[.E133]" office:value-type="float" office:value="84" calcext:value-type="float">
            <text:p>8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4]-[.D134]-[.E134]" office:value-type="float" office:value="76" calcext:value-type="float">
            <text:p>7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35]-[.D135]-[.E135]" office:value-type="float" office:value="71" calcext:value-type="float">
            <text:p>7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6]-[.D136]-[.E136]" office:value-type="float" office:value="70" calcext:value-type="float">
            <text:p>7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7]-[.D137]-[.E137]" office:value-type="float" office:value="68" calcext:value-type="float">
            <text:p>6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8]-[.D138]-[.E138]" office:value-type="float" office:value="66" calcext:value-type="float">
            <text:p>6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39]-[.D139]-[.E139]" office:value-type="float" office:value="55" calcext:value-type="float">
            <text:p>5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0]-[.D140]-[.E140]" office:value-type="float" office:value="55" calcext:value-type="float">
            <text:p>5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1]-[.D141]-[.E141]" office:value-type="float" office:value="52" calcext:value-type="float">
            <text:p>5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2]-[.D142]-[.E142]" office:value-type="float" office:value="49" calcext:value-type="float">
            <text:p>4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3]-[.D143]-[.E143]" office:value-type="float" office:value="45" calcext:value-type="float">
            <text:p>4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4]-[.D144]-[.E144]" office:value-type="float" office:value="43" calcext:value-type="float">
            <text:p>4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5]-[.D145]-[.E145]" office:value-type="float" office:value="38" calcext:value-type="float">
            <text:p>3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6]-[.D146]-[.E146]" office:value-type="float" office:value="37" calcext:value-type="float">
            <text:p>3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7]-[.D147]-[.E147]" office:value-type="float" office:value="36" calcext:value-type="float">
            <text:p>3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48]-[.D148]-[.E148]" office:value-type="float" office:value="27" calcext:value-type="float">
            <text:p>2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9]-[.D149]-[.E149]" office:value-type="float" office:value="28" calcext:value-type="float">
            <text:p>2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0]-[.D150]-[.E150]" office:value-type="float" office:value="23" calcext:value-type="float">
            <text:p>2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1]-[.D151]-[.E151]" office:value-type="float" office:value="23" calcext:value-type="float">
            <text:p>2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2]-[.D152]-[.E152]" office:value-type="float" office:value="21" calcext:value-type="float">
            <text:p>2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3]-[.D153]-[.E153]" office:value-type="float" office:value="20" calcext:value-type="float">
            <text:p>2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4]-[.D154]-[.E154]" office:value-type="float" office:value="15" calcext:value-type="float">
            <text:p>1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5]-[.D155]-[.E155]" office:value-type="float" office:value="15" calcext:value-type="float">
            <text:p>1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56]-[.D156]-[.E156]" office:value-type="float" office:value="13" calcext:value-type="float">
            <text:p>1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7]-[.D157]-[.E157]" office:value-type="float" office:value="8" calcext:value-type="float">
            <text:p>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8]-[.D158]-[.E158]" office:value-type="float" office:value="6" calcext:value-type="float">
            <text:p>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C159]-[.D159]-[.E159]" office:value-type="float" office:value="-170" calcext:value-type="float">
            <text:p>-17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0]-[.D160]-[.E160]" office:value-type="float" office:value="52" calcext:value-type="float">
            <text:p>52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1]-[.D161]-[.E161]" office:value-type="float" office:value="27" calcext:value-type="float">
            <text:p>27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2]-[.D162]-[.E162]" office:value-type="float" office:value="4" calcext:value-type="float">
            <text:p>4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3]-[.D163]-[.E163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4]-[.D164]-[.E164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C165]-[.D165]-[.E165]" office:value-type="float" office:value="531" calcext:value-type="float">
            <text:p>531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6]-[.D166]-[.E166]" office:value-type="float" office:value="195" calcext:value-type="float">
            <text:p>195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7]-[.D167]-[.E167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68]-[.D168]-[.E168]" office:value-type="float" office:value="113" calcext:value-type="float">
            <text:p>113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string" calcext:value-type="string">
            <text:p>Cote d’Ivoir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9]-[.D169]-[.E169]" office:value-type="float" office:value="13" calcext:value-type="float">
            <text:p>1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170]-[.D170]-[.E170]" office:value-type="float" office:value="200" calcext:value-type="float">
            <text:p>20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ruise Ship</text:p>
          </table:table-cell>
          <table:table-cell office:value-type="string" calcext:value-type="string">
            <text:p>Diamond Princess</text:p>
          </table:table-cell>
          <table:table-cell office:value-type="float" office:value="712" calcext:value-type="float">
            <text:p>712</text:p>
          </table:table-cell>
          <table:table-cell office:value-type="float" office:value="8" calcext:value-type="float">
            <text:p>8</text:p>
          </table:table-cell>
          <table:table-cell office:value-type="float" office:value="325" calcext:value-type="float">
            <text:p>325</text:p>
          </table:table-cell>
          <table:table-cell table:formula="of:=[.C171]-[.D171]-[.E171]" office:value-type="float" office:value="379" calcext:value-type="float">
            <text:p>37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72]-[.D172]-[.E172]" office:value-type="float" office:value="20" calcext:value-type="float">
            <text:p>20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3]-[.D173]-[.E173]" office:value-type="float" office:value="84" calcext:value-type="float">
            <text:p>8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C174]-[.D174]-[.E174]" office:value-type="float" office:value="989" calcext:value-type="float">
            <text:p>98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75]-[.D175]-[.E175]" office:value-type="float" office:value="22" calcext:value-type="float">
            <text:p>2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6]-[.D176]-[.E176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77]-[.D177]-[.E177]" office:value-type="float" office:value="110" calcext:value-type="float">
            <text:p>110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Timor</text:p>
          </table:table-cell>
          <table:table-cell office:value-type="string" calcext:value-type="string">
            <text:p>Timor Orient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8]-[.D178]-[.E178]" office:value-type="float" office:value="1" calcext:value-type="float">
            <text:p>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179]-[.D179]-[.E179]" office:value-type="float" office:value="496" calcext:value-type="float">
            <text:p>496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0]-[.D180]-[.E180]" office:value-type="float" office:value="3" calcext:value-type="float">
            <text:p>3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1]-[.D181]-[.E181]" office:value-type="float" office:value="6" calcext:value-type="float">
            <text:p>6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2]-[.D182]-[.E182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83]-[.D183]-[.E183]" office:value-type="float" office:value="305" calcext:value-type="float">
            <text:p>30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4]-[.D184]-[.E184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5]-[.D185]-[.E185]" office:value-type="float" office:value="9" calcext:value-type="float">
            <text:p>9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6]-[.D186]-[.E186]"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87]-[.D187]-[.E187]" office:value-type="float" office:value="512" calcext:value-type="float">
            <text:p>51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Guyane Français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C188]-[.D188]-[.E188]" office:value-type="float" office:value="12" calcext:value-type="float">
            <text:p>1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89]-[.D189]-[.E189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Gamb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90]-[.D190]-[.E190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91]-[.D191]-[.E191]" office:value-type="float" office:value="48" calcext:value-type="float">
            <text:p>48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office:value-type="float" office:value="22213" calcext:value-type="float">
            <text:p>22213</text:p>
          </table:table-cell>
          <table:table-cell office:value-type="float" office:value="84" calcext:value-type="float">
            <text:p>84</text:p>
          </table:table-cell>
          <table:table-cell office:value-type="float" office:value="233" calcext:value-type="float">
            <text:p>233</text:p>
          </table:table-cell>
          <table:table-cell table:formula="of:=[.C192]-[.D192]-[.E192]" office:value-type="float" office:value="21896" calcext:value-type="float">
            <text:p>2189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93]-[.D193]-[.E193]" office:value-type="float" office:value="18" calcext:value-type="float">
            <text:p>18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office:value-type="float" office:value="530" calcext:value-type="float">
            <text:p>53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[.C194]-[.D194]-[.E194]" office:value-type="float" office:value="498" calcext:value-type="float">
            <text:p>498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Groenland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95]-[.D195]-[.E195]" office:value-type="float" office:value="0" calcext:value-type="float">
            <text:p>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uadeloup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96]-[.D196]-[.E196]" office:value-type="float" office:value="53" calcext:value-type="float">
            <text:p>53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uam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97]-[.D197]-[.E197]" office:value-type="float" office:value="0" calcext:value-type="float">
            <text:p>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98]-[.D198]-[.E198]" office:value-type="float" office:value="16" calcext:value-type="float">
            <text:p>16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uernsey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99]-[.D199]-[.E199]" office:value-type="float" office:value="0" calcext:value-type="float">
            <text:p>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0]-[.D200]-[.E200]"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01]-[.D201]-[.E201]" office:value-type="float" office:value="6" calcext:value-type="float">
            <text:p>6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2]-[.D202]-[.E202]" office:value-type="float" office:value="2" calcext:value-type="float">
            <text:p>2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3]-[.D203]-[.E203]"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04]-[.D204]-[.E204]" office:value-type="float" office:value="24" calcext:value-type="float">
            <text:p>24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C205]-[.D205]-[.E205]" office:value-type="float" office:value="92" calcext:value-type="float">
            <text:p>9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C206]-[.D206]-[.E206]" office:value-type="float" office:value="450" calcext:value-type="float">
            <text:p>45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office:value-type="float" office:value="330" calcext:value-type="float">
            <text:p>33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formula="of:=[.C207]-[.D207]-[.E207]" office:value-type="float" office:value="303" calcext:value-type="float">
            <text:p>30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office:value-type="float" office:value="450" calcext:value-type="float">
            <text:p>45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formula="of:=[.C208]-[.D208]-[.E208]" office:value-type="float" office:value="397" calcext:value-type="float">
            <text:p>397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office:value-type="float" office:value="214" calcext:value-type="float">
            <text:p>214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formula="of:=[.C209]-[.D209]-[.E209]" office:value-type="float" office:value="146" calcext:value-type="float">
            <text:p>146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office:value-type="float" office:value="785" calcext:value-type="float">
            <text:p>7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210]-[.D210]-[.E210]" office:value-type="float" office:value="777" calcext:value-type="float">
            <text:p>77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office:value-type="float" office:value="20610" calcext:value-type="float">
            <text:p>20610</text:p>
          </table:table-cell>
          <table:table-cell office:value-type="float" office:value="1556" calcext:value-type="float">
            <text:p>1556</text:p>
          </table:table-cell>
          <table:table-cell office:value-type="float" office:value="7635" calcext:value-type="float">
            <text:p>7635</text:p>
          </table:table-cell>
          <table:table-cell table:formula="of:=[.C211]-[.D211]-[.E211]" office:value-type="float" office:value="11419" calcext:value-type="float">
            <text:p>11419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C212]-[.D212]-[.E212]" office:value-type="float" office:value="846" calcext:value-type="float">
            <text:p>846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office:value-type="float" office:value="53578" calcext:value-type="float">
            <text:p>53578</text:p>
          </table:table-cell>
          <table:table-cell office:value-type="float" office:value="4825" calcext:value-type="float">
            <text:p>4825</text:p>
          </table:table-cell>
          <table:table-cell office:value-type="float" office:value="6072" calcext:value-type="float">
            <text:p>6072</text:p>
          </table:table-cell>
          <table:table-cell table:formula="of:=[.C213]-[.D213]-[.E213]" office:value-type="float" office:value="42681" calcext:value-type="float">
            <text:p>4268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14]-[.D214]-[.E214]" office:value-type="float" office:value="13" calcext:value-type="float">
            <text:p>13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office:value-type="float" office:value="1007" calcext:value-type="float">
            <text:p>1007</text:p>
          </table:table-cell>
          <table:table-cell office:value-type="float" office:value="35" calcext:value-type="float">
            <text:p>35</text:p>
          </table:table-cell>
          <table:table-cell office:value-type="float" office:value="232" calcext:value-type="float">
            <text:p>232</text:p>
          </table:table-cell>
          <table:table-cell table:formula="of:=[.C215]-[.D215]-[.E215]" office:value-type="float" office:value="740" calcext:value-type="float">
            <text:p>74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Jersey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16]-[.D216]-[.E216]" office:value-type="float" office:value="0" calcext:value-type="float">
            <text:p>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17]-[.D217]-[.E217]" office:value-type="float" office:value="84" calcext:value-type="float">
            <text:p>84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18]-[.D218]-[.E218]" office:value-type="float" office:value="53" calcext:value-type="float">
            <text:p>5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19]-[.D219]-[.E219]" office:value-type="float" office:value="7" calcext:value-type="float">
            <text:p>7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0]-[.D220]-[.E220]" office:value-type="float" office:value="2" calcext:value-type="float">
            <text:p>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C221]-[.D221]-[.E221]" office:value-type="float" office:value="149" calcext:value-type="float">
            <text:p>149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2]-[.D222]-[.E222]" office:value-type="float" office:value="14" calcext:value-type="float">
            <text:p>14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23]-[.D223]-[.E223]" office:value-type="float" office:value="123" calcext:value-type="float">
            <text:p>123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224]-[.D224]-[.E224]" office:value-type="float" office:value="179" calcext:value-type="float">
            <text:p>179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5]-[.D225]-[.E225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6]-[.D226]-[.E226]" office:value-type="float" office:value="37" calcext:value-type="float">
            <text:p>3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27]-[.D227]-[.E227]" office:value-type="float" office:value="81" calcext:value-type="float">
            <text:p>8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office:value-type="float" office:value="670" calcext:value-type="float">
            <text:p>67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28]-[.D228]-[.E228]" office:value-type="float" office:value="662" calcext:value-type="float">
            <text:p>66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29]-[.D229]-[.E229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office:value-type="float" office:value="1183" calcext:value-type="float">
            <text:p>1183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table:formula="of:=[.C230]-[.D230]-[.E230]" office:value-type="float" office:value="1065" calcext:value-type="float">
            <text:p>1065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31]-[.D231]-[.E231]" office:value-type="float" office:value="13" calcext:value-type="float">
            <text:p>1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32]-[.D232]-[.E232]" office:value-type="float" office:value="71" calcext:value-type="float">
            <text:p>7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artiniqu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33]-[.D233]-[.E233]" office:value-type="float" office:value="31" calcext:value-type="float">
            <text:p>3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34]-[.D234]-[.E234]"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35]-[.D235]-[.E235]" office:value-type="float" office:value="13" calcext:value-type="float">
            <text:p>1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ayott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36]-[.D236]-[.E236]" office:value-type="float" office:value="7" calcext:value-type="float">
            <text:p>7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237]-[.D237]-[.E237]" office:value-type="float" office:value="197" calcext:value-type="float">
            <text:p>197</text:p>
          </table:table-cell>
          <table:table-cell table:style-name="ce5"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38]-[.D238]-[.E238]" office:value-type="float" office:value="78" calcext:value-type="float">
            <text:p>78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39]-[.D239]-[.E239]" office:value-type="float" office:value="11" calcext:value-type="float">
            <text:p>1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40]-[.D240]-[.E240]" office:value-type="float" office:value="10" calcext:value-type="float">
            <text:p>1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41]-[.D241]-[.E241]" office:value-type="float" office:value="14" calcext:value-type="float">
            <text:p>1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242]-[.D242]-[.E242]" office:value-type="float" office:value="90" calcext:value-type="float">
            <text:p>90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43]-[.D243]-[.E243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44]-[.D244]-[.E244]" office:value-type="float" office:value="0" calcext:value-type="float">
            <text:p>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45]-[.D245]-[.E245]" office:value-type="float" office:value="52" calcext:value-type="float">
            <text:p>52</text:p>
          </table:table-cell>
          <table:table-cell table:style-name="ce5"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46]-[.D246]-[.E246]" office:value-type="float" office:value="2" calcext:value-type="float">
            <text:p>2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47]-[.D247]-[.E247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48]-[.D248]-[.E248]" office:value-type="float" office:value="21" calcext:value-type="float">
            <text:p>2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49]-[.D249]-[.E249]" office:value-type="float" office:value="84" calcext:value-type="float">
            <text:p>8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office:value-type="float" office:value="2118" calcext:value-type="float">
            <text:p>21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250]-[.D250]-[.E250]" office:value-type="float" office:value="2110" calcext:value-type="float">
            <text:p>211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C251]-[.D251]-[.E251]" office:value-type="float" office:value="40" calcext:value-type="float">
            <text:p>40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office:value-type="float" office:value="730" calcext:value-type="float">
            <text:p>73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C252]-[.D252]-[.E252]" office:value-type="float" office:value="714" calcext:value-type="float">
            <text:p>714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53]-[.D253]-[.E253]" office:value-type="float" office:value="199" calcext:value-type="float">
            <text:p>199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54]-[.D254]-[.E254]" office:value-type="float" office:value="1" calcext:value-type="float">
            <text:p>1</text:p>
          </table:table-cell>
          <table:table-cell table:style-name="ce5"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55]-[.D255]-[.E255]" office:value-type="float" office:value="17" calcext:value-type="float">
            <text:p>17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256]-[.D256]-[.E256]" office:value-type="float" office:value="312" calcext:value-type="float">
            <text:p>312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office:value-type="float" office:value="307" calcext:value-type="float">
            <text:p>30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[.C257]-[.D257]-[.E257]" office:value-type="float" office:value="275" calcext:value-type="float">
            <text:p>275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office:value-type="float" office:value="536" calcext:value-type="float">
            <text:p>5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258]-[.D258]-[.E258]" office:value-type="float" office:value="530" calcext:value-type="float">
            <text:p>53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office:value-type="float" office:value="1280" calcext:value-type="float">
            <text:p>128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259]-[.D259]-[.E259]" office:value-type="float" office:value="1263" calcext:value-type="float">
            <text:p>1263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uerto Rico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60]-[.D260]-[.E260]" office:value-type="float" office:value="0" calcext:value-type="float">
            <text:p>0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C261]-[.D261]-[.E261]" office:value-type="float" office:value="454" calcext:value-type="float">
            <text:p>454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62]-[.D262]-[.E262]" office:value-type="float" office:value="70" calcext:value-type="float">
            <text:p>70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office:value-type="float" office:value="8799" calcext:value-type="float">
            <text:p>8799</text:p>
          </table:table-cell>
          <table:table-cell office:value-type="float" office:value="102" calcext:value-type="float">
            <text:p>102</text:p>
          </table:table-cell>
          <table:table-cell office:value-type="float" office:value="1540" calcext:value-type="float">
            <text:p>1540</text:p>
          </table:table-cell>
          <table:table-cell table:formula="of:=[.C263]-[.D263]-[.E263]" office:value-type="float" office:value="7157" calcext:value-type="float">
            <text:p>7157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union</text:p>
          </table:table-cell>
          <table:table-cell office:value-type="string" calcext:value-type="string">
            <text:p>Ile de la Réunion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64]-[.D264]-[.E264]" office:value-type="float" office:value="45" calcext:value-type="float">
            <text:p>4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[.C265]-[.D265]-[.E265]" office:value-type="float" office:value="315" calcext:value-type="float">
            <text:p>31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C266]-[.D266]-[.E266]" office:value-type="float" office:value="293" calcext:value-type="float">
            <text:p>29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67]-[.D267]-[.E267]" office:value-type="float" office:value="17" calcext:value-type="float">
            <text:p>17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68]-[.D268]-[.E268]" office:value-type="float" office:value="2" calcext:value-type="float">
            <text:p>2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69]-[.D269]-[.E269]"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C270]-[.D270]-[.E270]" office:value-type="float" office:value="120" calcext:value-type="float">
            <text:p>12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C271]-[.D271]-[.E271]" office:value-type="float" office:value="376" calcext:value-type="float">
            <text:p>376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272]-[.D272]-[.E272]" office:value-type="float" office:value="42" calcext:value-type="float">
            <text:p>4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73]-[.D273]-[.E273]" office:value-type="float" office:value="169" calcext:value-type="float">
            <text:p>16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74]-[.D274]-[.E274]" office:value-type="float" office:value="7" calcext:value-type="float">
            <text:p>7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office:value-type="float" office:value="432" calcext:value-type="float">
            <text:p>432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formula="of:=[.C275]-[.D275]-[.E275]" office:value-type="float" office:value="290" calcext:value-type="float">
            <text:p>29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lovaquie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76]-[.D276]-[.E276]" office:value-type="float" office:value="177" calcext:value-type="float">
            <text:p>17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77]-[.D277]-[.E277]" office:value-type="float" office:value="382" calcext:value-type="float">
            <text:p>38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78]-[.D278]-[.E278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79]-[.D279]-[.E279]" office:value-type="float" office:value="240" calcext:value-type="float">
            <text:p>240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office:value-type="float" office:value="25374" calcext:value-type="float">
            <text:p>25374</text:p>
          </table:table-cell>
          <table:table-cell office:value-type="float" office:value="1375" calcext:value-type="float">
            <text:p>1375</text:p>
          </table:table-cell>
          <table:table-cell office:value-type="float" office:value="2125" calcext:value-type="float">
            <text:p>2125</text:p>
          </table:table-cell>
          <table:table-cell table:formula="of:=[.C280]-[.D280]-[.E280]" office:value-type="float" office:value="21874" calcext:value-type="float">
            <text:p>2187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81]-[.D281]-[.E281]" office:value-type="float" office:value="76" calcext:value-type="float">
            <text:p>76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82]-[.D282]-[.E282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83]-[.D283]-[.E283]" office:value-type="float" office:value="4" calcext:value-type="float">
            <text:p>4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office:value-type="float" office:value="1763" calcext:value-type="float">
            <text:p>176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C284]-[.D284]-[.E284]" office:value-type="float" office:value="1727" calcext:value-type="float">
            <text:p>172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office:value-type="float" office:value="6575" calcext:value-type="float">
            <text:p>6575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[.C285]-[.D285]-[.E285]" office:value-type="float" office:value="6485" calcext:value-type="float">
            <text:p>648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aiwan*</text:p>
          </table:table-cell>
          <table:table-cell office:value-type="string" calcext:value-type="string">
            <text:p>Taiwan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C286]-[.D286]-[.E286]" office:value-type="float" office:value="123" calcext:value-type="float">
            <text:p>12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87]-[.D287]-[.E287]" office:value-type="float" office:value="6" calcext:value-type="float">
            <text:p>6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C288]-[.D288]-[.E288]" office:value-type="float" office:value="368" calcext:value-type="float">
            <text:p>368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89]-[.D289]-[.E289]" office:value-type="float" office:value="4" calcext:value-type="float">
            <text:p>4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90]-[.D290]-[.E290]" office:value-type="float" office:value="15" calcext:value-type="float">
            <text:p>15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91]-[.D291]-[.E291]" office:value-type="float" office:value="48" calcext:value-type="float">
            <text:p>48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92]-[.D292]-[.E292]" office:value-type="float" office:value="59" calcext:value-type="float">
            <text:p>59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office:value-type="float" office:value="670" calcext:value-type="float">
            <text:p>67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293]-[.D293]-[.E293]" office:value-type="float" office:value="661" calcext:value-type="float">
            <text:p>66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94]-[.D294]-[.E294]"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95]-[.D295]-[.E295]" office:value-type="float" office:value="43" calcext:value-type="float">
            <text:p>43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C296]-[.D296]-[.E296]" office:value-type="float" office:value="113" calcext:value-type="float">
            <text:p>113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97]-[.D297]-[.E297]" office:value-type="float" office:value="110" calcext:value-type="float">
            <text:p>110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98]-[.D298]-[.E298]" office:value-type="float" office:value="43" calcext:value-type="float">
            <text:p>4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C299]-[.D299]-[.E299]" office:value-type="float" office:value="77" calcext:value-type="float">
            <text:p>77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00]-[.D300]-[.E300]"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01]-[.D301]-[.E301]"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Australie</text:p>
          </table:table-cell>
          <table:table-cell table:style-name="ce3" table:formula="of:=SUMIF([.$A$2:.$A$297]; &quot;C-Australia&quot;;[.C$2:.C$297])" office:value-type="float" office:value="1071" calcext:value-type="float">
            <text:p>1071</text:p>
          </table:table-cell>
          <table:table-cell table:style-name="ce3" table:formula="of:=SUMIF([.$A$2:.$A$297]; &quot;C-Australia&quot;;[.D$2:.D$297])" office:value-type="float" office:value="7" calcext:value-type="float">
            <text:p>7</text:p>
          </table:table-cell>
          <table:table-cell table:style-name="ce3" table:formula="of:=SUMIF([.$A$2:.$A$297]; &quot;C-Australia&quot;;[.E$2:.E$297])" office:value-type="float" office:value="26" calcext:value-type="float">
            <text:p>26</text:p>
          </table:table-cell>
          <table:table-cell table:style-name="ce3" table:formula="of:=[.C302]-[.D302]-[.E302]" office:value-type="float" office:value="1038" calcext:value-type="float">
            <text:p>1038</text:p>
          </table:table-cell>
          <table:table-cell table:style-name="ce7"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table:number-columns-repeated="2" table:style-name="ce3" office:value-type="string" calcext:value-type="string">
            <text:p>Canada</text:p>
          </table:table-cell>
          <table:table-cell table:style-name="ce3" table:formula="of:=SUMIF([.$A$2:.$A$296]; &quot;C-Canada&quot;;[.C$2:.C$296])" office:value-type="float" office:value="1278" calcext:value-type="float">
            <text:p>1278</text:p>
          </table:table-cell>
          <table:table-cell table:style-name="ce3" table:formula="of:=SUMIF([.$A$2:.$A$296]; &quot;C-Canada&quot;;[.D$2:.D$296])" office:value-type="float" office:value="19" calcext:value-type="float">
            <text:p>19</text:p>
          </table:table-cell>
          <table:table-cell table:style-name="ce3" table:formula="of:=SUMIF([.$A$2:.$A$296]; &quot;C-Canada&quot;;[.E$2:.E$296])" office:value-type="float" office:value="10" calcext:value-type="float">
            <text:p>10</text:p>
          </table:table-cell>
          <table:table-cell table:style-name="ce3" table:formula="of:=[.C303]-[.D303]-[.E303]" office:value-type="float" office:value="1249" calcext:value-type="float">
            <text:p>1249</text:p>
          </table:table-cell>
          <table:table-cell table:style-name="ce7"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China</text:p>
          </table:table-cell>
          <table:table-cell table:style-name="ce3" office:value-type="string" calcext:value-type="string">
            <text:p>Chine</text:p>
          </table:table-cell>
          <table:table-cell table:style-name="ce3" table:formula="of:=SUMIF([.$A$2:.$A$296]; &quot;C-China&quot;;[.C$2:.C$296])" office:value-type="float" office:value="81305" calcext:value-type="float">
            <text:p>81305</text:p>
          </table:table-cell>
          <table:table-cell table:style-name="ce3" table:formula="of:=SUMIF([.$A$2:.$A$296]; &quot;C-China&quot;;[.D$2:.D$296])" office:value-type="float" office:value="3259" calcext:value-type="float">
            <text:p>3259</text:p>
          </table:table-cell>
          <table:table-cell table:style-name="ce3" table:formula="of:=SUMIF([.$A$2:.$A$296]; &quot;C-China&quot;;[.E$2:.E$296])" office:value-type="float" office:value="71857" calcext:value-type="float">
            <text:p>71857</text:p>
          </table:table-cell>
          <table:table-cell table:style-name="ce3" table:formula="of:=[.C304]-[.D304]-[.E304]" office:value-type="float" office:value="6189" calcext:value-type="float">
            <text:p>6189</text:p>
          </table:table-cell>
          <table:table-cell table:style-name="ce7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Denmark</text:p>
          </table:table-cell>
          <table:table-cell table:style-name="ce3" office:value-type="string" calcext:value-type="string">
            <text:p>Danemark</text:p>
          </table:table-cell>
          <table:table-cell table:style-name="ce3" table:formula="of:=SUMIF([.$A$2:.$A$296]; &quot;C-Denmark&quot;;[.C$2:.C$296])" office:value-type="float" office:value="1420" calcext:value-type="float">
            <text:p>1420</text:p>
          </table:table-cell>
          <table:table-cell table:style-name="ce3" table:formula="of:=SUMIF([.$A$2:.$A$296]; &quot;C-Denmark&quot;;[.D$2:.D$296])" office:value-type="float" office:value="13" calcext:value-type="float">
            <text:p>13</text:p>
          </table:table-cell>
          <table:table-cell table:style-name="ce3" table:formula="of:=SUMIF([.$A$2:.$A$296]; &quot;C-Denmark&quot;;[.E$2:.E$296])" office:value-type="float" office:value="1" calcext:value-type="float">
            <text:p>1</text:p>
          </table:table-cell>
          <table:table-cell table:style-name="ce3" table:formula="of:=[.C305]-[.D305]-[.E305]" office:value-type="float" office:value="1406" calcext:value-type="float">
            <text:p>1406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table:style-name="ce3" office:value-type="string" calcext:value-type="string">
            <text:p>France</text:p>
          </table:table-cell>
          <table:table-cell table:style-name="ce3" table:formula="of:=SUMIF([.$A$2:.$A$296]; &quot;C-France&quot;;[.C$2:.C$296])" office:value-type="float" office:value="14308" calcext:value-type="float">
            <text:p>14308</text:p>
          </table:table-cell>
          <table:table-cell table:style-name="ce3" table:formula="of:=SUMIF([.$A$2:.$A$296]; &quot;C-France&quot;;[.D$2:.D$296])" office:value-type="float" office:value="562" calcext:value-type="float">
            <text:p>562</text:p>
          </table:table-cell>
          <table:table-cell table:style-name="ce3" table:formula="of:=SUMIF([.$A$2:.$A$296]; &quot;C-France&quot;;[.E$2:.E$296])" office:value-type="float" office:value="12" calcext:value-type="float">
            <text:p>12</text:p>
          </table:table-cell>
          <table:table-cell table:style-name="ce3" table:formula="of:=[.C306]-[.D306]-[.E306]" office:value-type="float" office:value="13734" calcext:value-type="float">
            <text:p>13734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3" office:value-type="string" calcext:value-type="string">
            <text:p>Pays-Bas</text:p>
          </table:table-cell>
          <table:table-cell table:style-name="ce3" table:formula="of:=SUMIF([.$A$2:.$A$296]; &quot;C-Netherlands&quot;;[.C$2:.C$296])" office:value-type="float" office:value="3640" calcext:value-type="float">
            <text:p>3640</text:p>
          </table:table-cell>
          <table:table-cell table:style-name="ce3" table:formula="of:=SUMIF([.$A$2:.$A$296]; &quot;C-Netherlands&quot;;[.D$2:.D$296])" office:value-type="float" office:value="137" calcext:value-type="float">
            <text:p>137</text:p>
          </table:table-cell>
          <table:table-cell table:style-name="ce3" table:formula="of:=SUMIF([.$A$2:.$A$296]; &quot;C-Netherlands&quot;;[.E$2:.E$296])" office:value-type="float" office:value="2" calcext:value-type="float">
            <text:p>2</text:p>
          </table:table-cell>
          <table:table-cell table:style-name="ce3" table:formula="of:=[.C307]-[.D307]-[.E307]" office:value-type="float" office:value="3501" calcext:value-type="float">
            <text:p>3501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3" office:value-type="string" calcext:value-type="string">
            <text:p>Royaume-Uni</text:p>
          </table:table-cell>
          <table:table-cell table:style-name="ce3" table:formula="of:=SUMIF([.$A$2:.$A$296]; &quot;C-United Kingdom&quot;;[.C$2:.C$296])" office:value-type="float" office:value="5067" calcext:value-type="float">
            <text:p>5067</text:p>
          </table:table-cell>
          <table:table-cell table:style-name="ce3" table:formula="of:=SUMIF([.$A$2:.$A$296]; &quot;C-United Kingdom&quot;;[.D$2:.D$296])" office:value-type="float" office:value="234" calcext:value-type="float">
            <text:p>234</text:p>
          </table:table-cell>
          <table:table-cell table:style-name="ce3" table:formula="of:=SUMIF([.$A$2:.$A$296]; &quot;C-United Kingdom&quot;;[.E$2:.E$296])" office:value-type="float" office:value="67" calcext:value-type="float">
            <text:p>67</text:p>
          </table:table-cell>
          <table:table-cell table:style-name="ce3" table:formula="of:=[.C308]-[.D308]-[.E308]" office:value-type="float" office:value="4766" calcext:value-type="float">
            <text:p>4766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United States of America</text:p>
          </table:table-cell>
          <table:table-cell table:style-name="ce3" office:value-type="string" calcext:value-type="string">
            <text:p>États-Unis</text:p>
          </table:table-cell>
          <table:table-cell table:style-name="ce3" table:formula="of:=SUMIF([.$A$2:.$A$296]; &quot;C-US&quot;;[.C$2:.C$296])" office:value-type="float" office:value="25493" calcext:value-type="float">
            <text:p>25493</text:p>
          </table:table-cell>
          <table:table-cell table:style-name="ce3" table:formula="of:=SUMIF([.$A$2:.$A$296]; &quot;C-US&quot;;[.D$2:.D$296])" office:value-type="float" office:value="307" calcext:value-type="float">
            <text:p>307</text:p>
          </table:table-cell>
          <table:table-cell table:style-name="ce3" table:formula="of:=SUMIF([.$A$2:.$A$296]; &quot;C-US&quot;;[.E$2:.E$296])" office:value-type="float" office:value="171" calcext:value-type="float">
            <text:p>171</text:p>
          </table:table-cell>
          <table:table-cell table:style-name="ce3" table:formula="of:=[.C309]-[.D309]-[.E309]" office:value-type="float" office:value="25015" calcext:value-type="float">
            <text:p>25015</text:p>
          </table:table-cell>
          <table:table-cell table:style-name="ce7"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Republic of Serbia</text:p>
          </table:table-cell>
          <table:table-cell table:style-name="ce10" office:value-type="string" calcext:value-type="string">
            <text:p>Serbie</text:p>
          </table:table-cell>
          <table:table-cell table:style-name="ce10" office:value-type="float" office:value="171" calcext:value-type="float">
            <text:p>17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C310]-[.D310]-[.E310]" office:value-type="float" office:value="169" calcext:value-type="float">
            <text:p>169</text:p>
          </table:table-cell>
          <table:table-cell table:style-name="ce1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Slovakia</text:p>
          </table:table-cell>
          <table:table-cell table:style-name="ce10" office:value-type="string" calcext:value-type="string">
            <text:p>Slovaquie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C311]-[.D311]-[.E311]" office:value-type="float" office:value="177" calcext:value-type="float">
            <text:p>177</text:p>
          </table:table-cell>
          <table:table-cell table:style-name="ce1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Macedonia</text:p>
          </table:table-cell>
          <table:table-cell table:style-name="ce10" office:value-type="string" calcext:value-type="string">
            <text:p>Macédoine du Nord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C312]-[.D312]-[.E312]" office:value-type="float" office:value="84" calcext:value-type="float">
            <text:p>84</text:p>
          </table:table-cell>
          <table:table-cell table:style-name="ce15" office:value-type="string" calcext:value-type="string">
            <text:p>Europe</text:p>
          </table:table-cell>
          <table:table-cell table:number-columns-repeated="57"/>
        </table:table-row>
        <table:table-row table:style-name="ro1" table:number-rows-repeated="6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lobal_data" table:style-name="ta1">
        <table:table-column table:style-name="co9" table:default-cell-style-name="ce2"/>
        <table:table-column table:style-name="co8" table:number-columns-repeated="4" table:default-cell-style-name="ce2"/>
        <table:table-column table:style-name="co8" table:default-cell-style-name="Default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Existing</text:p>
          </table:table-cell>
          <table:table-cell table:style-name="ce9"/>
        </table:table-row>
        <table:table-row table:style-name="ro1">
          <table:table-cell office:value-type="string" calcext:value-type="string">
            <text:p>Monde</text:p>
          </table:table-cell>
          <table:table-cell table:formula="of:=SUM([all_data.C$2:.C$301])" office:value-type="float" office:value="305114" calcext:value-type="float">
            <text:p>305114</text:p>
          </table:table-cell>
          <table:table-cell table:formula="of:=SUM([all_data.D$2:.D$301])" office:value-type="float" office:value="12973" calcext:value-type="float">
            <text:p>12973</text:p>
          </table:table-cell>
          <table:table-cell table:formula="of:=SUM([all_data.E$2:.E$301])" office:value-type="float" office:value="91676" calcext:value-type="float">
            <text:p>91676</text:p>
          </table:table-cell>
          <table:table-cell table:formula="of:=SUM([all_data.F$2:.F$301])" office:value-type="float" office:value="200465" calcext:value-type="float">
            <text:p>200465</text:p>
          </table:table-cell>
          <table:table-cell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all_data.$G$2:.$G$301];&quot;Europe&quot;;[all_data.C$2:.C$301])" office:value-type="float" office:value="151796" calcext:value-type="float">
            <text:p>151796</text:p>
          </table:table-cell>
          <table:table-cell table:formula="of:=SUMIF([all_data.$G$2:.$G$301];&quot;Europe&quot;;[all_data.D$2:.D$301])" office:value-type="float" office:value="7498" calcext:value-type="float">
            <text:p>7498</text:p>
          </table:table-cell>
          <table:table-cell table:formula="of:=SUMIF([all_data.$G$2:.$G$301];&quot;Europe&quot;;[all_data.E$2:.E$301])" office:value-type="float" office:value="8989" calcext:value-type="float">
            <text:p>8989</text:p>
          </table:table-cell>
          <table:table-cell table:formula="of:=SUMIF([all_data.$G$2:.$G$301];&quot;Europe&quot;;[all_data.F$2:.F$301])" office:value-type="float" office:value="135309" calcext:value-type="float">
            <text:p>135309</text:p>
          </table:table-cell>
          <table:table-cell table:style-name="ce2"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all_data.$G$2:.$G$301];&quot;Asie&quot;;[all_data.C$2:.C$301])" office:value-type="float" office:value="96560" calcext:value-type="float">
            <text:p>96560</text:p>
          </table:table-cell>
          <table:table-cell table:formula="of:=SUMIF([all_data.$G$2:.$G$301];&quot;Asie&quot;;[all_data.D$2:.D$301])" office:value-type="float" office:value="3475" calcext:value-type="float">
            <text:p>3475</text:p>
          </table:table-cell>
          <table:table-cell table:formula="of:=SUMIF([all_data.$G$2:.$G$301];&quot;Asie&quot;;[all_data.E$2:.E$301])" office:value-type="float" office:value="74194" calcext:value-type="float">
            <text:p>74194</text:p>
          </table:table-cell>
          <table:table-cell table:formula="of:=SUMIF([all_data.$G$2:.$G$301];&quot;Asie&quot;;[all_data.F$2:.F$301])" office:value-type="float" office:value="18891" calcext:value-type="float">
            <text:p>18891</text:p>
          </table:table-cell>
          <table:table-cell/>
        </table:table-row>
        <table:table-row table:style-name="ro1">
          <table:table-cell table:style-name="ce18" office:value-type="string" calcext:value-type="string">
            <text:p>Afrique</text:p>
          </table:table-cell>
          <table:table-cell table:style-name="ce18" table:formula="of:=SUMIF([all_data.$G$2:.$G$301];&quot;Afrique&quot;;[all_data.C$2:.C$301])" office:value-type="float" office:value="1173" calcext:value-type="float">
            <text:p>1173</text:p>
          </table:table-cell>
          <table:table-cell table:style-name="ce18" table:formula="of:=SUMIF([all_data.$G$2:.$G$301];&quot;Afrique&quot;;[all_data.D$2:.D$301])" office:value-type="float" office:value="36" calcext:value-type="float">
            <text:p>36</text:p>
          </table:table-cell>
          <table:table-cell table:style-name="ce18" table:formula="of:=SUMIF([all_data.$G$2:.$G$301];&quot;Afrique&quot;;[all_data.E$2:.E$301])" office:value-type="float" office:value="89" calcext:value-type="float">
            <text:p>89</text:p>
          </table:table-cell>
          <table:table-cell table:style-name="ce18" table:formula="of:=SUMIF([all_data.$G$2:.$G$301];&quot;Afrique&quot;;[all_data.F$2:.F$301])" office:value-type="float" office:value="1048" calcext:value-type="float">
            <text:p>1048</text:p>
          </table:table-cell>
          <table:table-cell/>
        </table:table-row>
        <table:table-row table:style-name="ro1">
          <table:table-cell table:style-name="ce18" office:value-type="string" calcext:value-type="string">
            <text:p>Amérique du Nord</text:p>
          </table:table-cell>
          <table:table-cell table:style-name="ce18" table:formula="of:=SUMIF([all_data.$G$2:.$G$301];&quot;Amérique du Nord&quot;;[all_data.C$2:.C$301])" office:value-type="float" office:value="26974" calcext:value-type="float">
            <text:p>26974</text:p>
          </table:table-cell>
          <table:table-cell table:style-name="ce18" table:formula="of:=SUMIF([all_data.$G$2:.$G$301];&quot;Amérique du Nord&quot;;[all_data.D$2:.D$301])" office:value-type="float" office:value="328" calcext:value-type="float">
            <text:p>328</text:p>
          </table:table-cell>
          <table:table-cell table:style-name="ce18" table:formula="of:=SUMIF([all_data.$G$2:.$G$301];&quot;Amérique du Nord&quot;;[all_data.E$2:.E$301])" office:value-type="float" office:value="185" calcext:value-type="float">
            <text:p>185</text:p>
          </table:table-cell>
          <table:table-cell table:style-name="ce18" table:formula="of:=SUMIF([all_data.$G$2:.$G$301];&quot;Amérique du Nord&quot;;[all_data.F$2:.F$301])" office:value-type="float" office:value="26461" calcext:value-type="float">
            <text:p>26461</text:p>
          </table:table-cell>
          <table:table-cell/>
        </table:table-row>
        <table:table-row table:style-name="ro1">
          <table:table-cell table:style-name="ce18" office:value-type="string" calcext:value-type="string">
            <text:p>Amérique Centrale</text:p>
          </table:table-cell>
          <table:table-cell table:style-name="ce18" table:formula="of:=SUMIF([all_data.$G$2:.$G$301];&quot;Amérique Centrale&quot;;[all_data.C$2:.C$301])" office:value-type="float" office:value="461" calcext:value-type="float">
            <text:p>461</text:p>
          </table:table-cell>
          <table:table-cell table:style-name="ce18" table:formula="of:=SUMIF([all_data.$G$2:.$G$301];&quot;Amérique Centrale&quot;;[all_data.D$2:.D$301])" office:value-type="float" office:value="6" calcext:value-type="float">
            <text:p>6</text:p>
          </table:table-cell>
          <table:table-cell table:style-name="ce18" table:formula="of:=SUMIF([all_data.$G$2:.$G$301];&quot;Amérique Centrale&quot;;[all_data.E$2:.E$301])" office:value-type="float" office:value="3" calcext:value-type="float">
            <text:p>3</text:p>
          </table:table-cell>
          <table:table-cell table:style-name="ce18" table:formula="of:=SUMIF([all_data.$G$2:.$G$301];&quot;Amérique Centrale&quot;;[all_data.F$2:.F$301])" office:value-type="float" office:value="452" calcext:value-type="float">
            <text:p>452</text:p>
          </table:table-cell>
          <table:table-cell/>
        </table:table-row>
        <table:table-row table:style-name="ro1">
          <table:table-cell table:style-name="ce18" office:value-type="string" calcext:value-type="string">
            <text:p>Amérique du Sud</text:p>
          </table:table-cell>
          <table:table-cell table:style-name="ce18" table:formula="of:=SUMIF([all_data.$G$2:.$G$301];&quot;Amérique du Sud&quot;;[all_data.C$2:.C$301])" office:value-type="float" office:value="3081" calcext:value-type="float">
            <text:p>3081</text:p>
          </table:table-cell>
          <table:table-cell table:style-name="ce18" table:formula="of:=SUMIF([all_data.$G$2:.$G$301];&quot;Amérique du Sud&quot;;[all_data.D$2:.D$301])" office:value-type="float" office:value="35" calcext:value-type="float">
            <text:p>35</text:p>
          </table:table-cell>
          <table:table-cell table:style-name="ce18" table:formula="of:=SUMIF([all_data.$G$2:.$G$301];&quot;Amérique du Sud&quot;;[all_data.E$2:.E$301])" office:value-type="float" office:value="18" calcext:value-type="float">
            <text:p>18</text:p>
          </table:table-cell>
          <table:table-cell table:style-name="ce18" table:formula="of:=SUMIF([all_data.$G$2:.$G$301];&quot;Amérique du Sud&quot;;[all_data.F$2:.F$301])" office:value-type="float" office:value="3028" calcext:value-type="float">
            <text:p>3028</text:p>
          </table:table-cell>
          <table:table-cell/>
        </table:table-row>
        <table:table-row table:style-name="ro1">
          <table:table-cell table:style-name="ce18" office:value-type="string" calcext:value-type="string">
            <text:p>Océanie</text:p>
          </table:table-cell>
          <table:table-cell table:style-name="ce18" table:formula="of:=SUMIF([all_data.$G$2:.$G$301];&quot;Océanie&quot;;[all_data.C$2:.C$301])" office:value-type="float" office:value="1124" calcext:value-type="float">
            <text:p>1124</text:p>
          </table:table-cell>
          <table:table-cell table:style-name="ce18" table:formula="of:=SUMIF([all_data.$G$2:.$G$301];&quot;Océanie&quot;;[all_data.D$2:.D$301])" office:value-type="float" office:value="7" calcext:value-type="float">
            <text:p>7</text:p>
          </table:table-cell>
          <table:table-cell table:style-name="ce18" table:formula="of:=SUMIF([all_data.$G$2:.$G$301];&quot;Océanie&quot;;[all_data.E$2:.E$301])" office:value-type="float" office:value="26" calcext:value-type="float">
            <text:p>26</text:p>
          </table:table-cell>
          <table:table-cell table:style-name="ce18" table:formula="of:=SUMIF([all_data.$G$2:.$G$301];&quot;Océanie&quot;;[all_data.F$2:.F$301])" office:value-type="float" office:value="1091" calcext:value-type="float">
            <text:p>1091</text:p>
          </table:table-cell>
          <table:table-cell/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.B5:.B9])" office:value-type="float" office:value="32813" calcext:value-type="float">
            <text:p>32813</text:p>
          </table:table-cell>
          <table:table-cell table:formula="of:=SUM([.C5:.C9])" office:value-type="float" office:value="412" calcext:value-type="float">
            <text:p>412</text:p>
          </table:table-cell>
          <table:table-cell table:formula="of:=SUM([.D5:.D9])" office:value-type="float" office:value="321" calcext:value-type="float">
            <text:p>321</text:p>
          </table:table-cell>
          <table:table-cell table:formula="of:=SUM([.E5:.E9])" office:value-type="float" office:value="32080" calcext:value-type="float">
            <text:p>32080</text:p>
          </table:table-cell>
          <table:table-cell/>
        </table:table-row>
      </table:table>
      <table:named-expressions/>
      <table:database-ranges>
        <table:database-range table:name="__Anonymous_Sheet_DB__0" table:target-range-address="all_data.A1:all_data.G30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00-00-00</text:date>, <text:time style:data-style-name="N2" text:time-value="13:47:01.2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2T13:47:17.710000000</dc:date>
    <meta:editing-duration>PT3H26M44S</meta:editing-duration>
    <meta:editing-cycles>16</meta:editing-cycles>
    <meta:generator>LibreOffice/6.4.2.2$Windows_X86_64 LibreOffice_project/4e471d8c02c9c90f512f7f9ead8875b57fcb1ec3</meta:generator>
    <meta:document-statistic meta:table-count="2" meta:cell-count="2099" meta:object-count="0"/>
  </office:meta>
</office:document-meta>
</file>